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c12b" officeooo:paragraph-rsid="0019c12b"/>
    </style:style>
    <style:style style:name="P2" style:family="paragraph" style:parent-style-name="Standard">
      <style:paragraph-properties fo:text-align="center" style:justify-single-word="false"/>
      <style:text-properties officeooo:rsid="0019c12b" officeooo:paragraph-rsid="0019c12b"/>
    </style:style>
    <style:style style:name="P3" style:family="paragraph" style:parent-style-name="Standard">
      <style:text-properties style:text-underline-style="solid" style:text-underline-width="auto" style:text-underline-color="font-color" officeooo:rsid="0019c12b" officeooo:paragraph-rsid="0019c12b"/>
    </style:style>
    <style:style style:name="P4" style:family="paragraph" style:parent-style-name="Standard">
      <style:text-properties style:text-underline-style="solid" style:text-underline-width="auto" style:text-underline-color="font-color" officeooo:rsid="001c8469" officeooo:paragraph-rsid="001c8469"/>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1e8a7" officeooo:paragraph-rsid="0021e8a7"/>
    </style:style>
    <style:style style:name="P6" style:family="paragraph" style:parent-style-name="Standard">
      <style:text-properties officeooo:rsid="001c8469" officeooo:paragraph-rsid="001c8469"/>
    </style:style>
    <style:style style:name="P7" style:family="paragraph" style:parent-style-name="Standard">
      <style:text-properties officeooo:rsid="001d22db" officeooo:paragraph-rsid="001d22db"/>
    </style:style>
    <style:style style:name="P8" style:family="paragraph" style:parent-style-name="Standard">
      <style:text-properties fo:color="#cc0000" officeooo:rsid="001e1767" officeooo:paragraph-rsid="001e1767"/>
    </style:style>
    <style:style style:name="P9" style:family="paragraph" style:parent-style-name="Standard">
      <style:text-properties officeooo:rsid="001fa8ae" officeooo:paragraph-rsid="001fa8ae"/>
    </style:style>
    <style:style style:name="P10" style:family="paragraph" style:parent-style-name="Standard">
      <style:text-properties officeooo:rsid="0020790d" officeooo:paragraph-rsid="0020790d"/>
    </style:style>
    <style:style style:name="P11" style:family="paragraph" style:parent-style-name="Standard">
      <style:paragraph-properties fo:text-align="start" style:justify-single-word="false"/>
      <style:text-properties officeooo:rsid="0021e8a7" officeooo:paragraph-rsid="0021e8a7"/>
    </style:style>
    <style:style style:name="P12" style:family="paragraph" style:parent-style-name="Standard">
      <style:paragraph-properties fo:text-align="start" style:justify-single-word="false"/>
      <style:text-properties officeooo:rsid="00225d4e" officeooo:paragraph-rsid="00225d4e"/>
    </style:style>
    <style:style style:name="P13" style:family="paragraph" style:parent-style-name="Standard">
      <style:paragraph-properties fo:text-align="start" style:justify-single-word="false"/>
      <style:text-properties officeooo:rsid="00225d4e" officeooo:paragraph-rsid="0029b864"/>
    </style:style>
    <style:style style:name="P14" style:family="paragraph" style:parent-style-name="Standard">
      <style:paragraph-properties fo:text-align="start" style:justify-single-word="false"/>
      <style:text-properties officeooo:rsid="00240bcc" officeooo:paragraph-rsid="00240bcc"/>
    </style:style>
    <style:style style:name="P15" style:family="paragraph" style:parent-style-name="Standard">
      <style:text-properties officeooo:rsid="0024c9a1" officeooo:paragraph-rsid="0024c9a1"/>
    </style:style>
    <style:style style:name="P16" style:family="paragraph" style:parent-style-name="Standard">
      <style:text-properties officeooo:rsid="00260c93" officeooo:paragraph-rsid="00260c93"/>
    </style:style>
    <style:style style:name="P17" style:family="paragraph" style:parent-style-name="Standard">
      <style:paragraph-properties fo:text-align="center" style:justify-single-word="false"/>
      <style:text-properties officeooo:rsid="002c4c5a" officeooo:paragraph-rsid="002c4c5a"/>
    </style:style>
    <style:style style:name="P18" style:family="paragraph" style:parent-style-name="Standard">
      <style:text-properties officeooo:rsid="00387bef" officeooo:paragraph-rsid="00387bef"/>
    </style:style>
    <style:style style:name="P19" style:family="paragraph" style:parent-style-name="Standard">
      <style:text-properties officeooo:rsid="0038dd9b" officeooo:paragraph-rsid="0038dd9b"/>
    </style:style>
    <style:style style:name="T1" style:family="text">
      <style:text-properties officeooo:rsid="001a2ca9"/>
    </style:style>
    <style:style style:name="T2" style:family="text">
      <style:text-properties officeooo:rsid="001abcf6"/>
    </style:style>
    <style:style style:name="T3" style:family="text">
      <style:text-properties officeooo:rsid="001dacfa"/>
    </style:style>
    <style:style style:name="T4" style:family="text">
      <style:text-properties officeooo:rsid="00274632"/>
    </style:style>
    <style:style style:name="T5" style:family="text">
      <style:text-properties officeooo:rsid="0029220d"/>
    </style:style>
    <style:style style:name="T6" style:family="text">
      <style:text-properties officeooo:rsid="002a32ec"/>
    </style:style>
    <style:style style:name="T7" style:family="text">
      <style:text-properties officeooo:rsid="002c4c5a"/>
    </style:style>
    <style:style style:name="T8" style:family="text">
      <style:text-properties officeooo:rsid="003191b9"/>
    </style:style>
    <style:style style:name="T9" style:family="text">
      <style:text-properties officeooo:rsid="0033021a"/>
    </style:style>
    <style:style style:name="T10" style:family="text">
      <style:text-properties officeooo:rsid="0033b4b0"/>
    </style:style>
    <style:style style:name="T11" style:family="text">
      <style:text-properties officeooo:rsid="003441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p text:style-name="P1"/>
      <text:p text:style-name="P1">Na Kseni ciąży straszliwa klątwa i ma wielkiego pecha. W Delfach dowie się dopiero, jak ją zdjąć, a wymagać od niej będą czegoś straszliwego. (Heksametr, który musi wytłumaczyć u wieszczka).</text:p>
      <text:p text:style-name="P1"/>
      <text:p text:style-name="P1"><text:span text:style-name="T1">(W Sparcie, jeśli długo nie wracają: </text:span>Mąż Muttanbaal zostaje znaleziony przez ludzi patrona, gdyż zaginął z łodzią i nie wraca z pieniędzmi &gt; Jakiś żebrak bez brawej ręki – uciętej...<text:span text:style-name="T1">)</text:span></text:p>
      <text:p text:style-name="P1"/>
      <text:p text:style-name="P1"/>
      <text:p text:style-name="P7">Mają prowiant jeszcze na 5 dni.</text:p>
      <text:p text:style-name="P7">Charondas ma 4 rany.</text:p>
      <text:p text:style-name="P7">Rankiem <text:span text:style-name="T3">kolejnego dnia</text:span>: Posłaniec powinien właśnie dotrzeć do Sparty.</text:p>
      <text:p text:style-name="P1"/>
      <text:p text:style-name="P1"/>
      <text:p text:style-name="P3">Tyran Polikrates pragnie was nagrodzić.</text:p>
      <text:p text:style-name="P1"/>
      <text:p text:style-name="P1">- Czego sobie życzycie?</text:p>
      <text:p text:style-name="P1">Coś pięknego i drogiego zostanie przyniesione ze skarbczyka (jeszcze niewielkiego), bądź zlecone do wykonania najlepszym rzemieślnikom z wyżyn.</text:p>
      <text:p text:style-name="P1"/>
      <text:p text:style-name="P1">- Tymczasem zechcijcie pozostać w Hermione jako honorowi goście. <text:span text:style-name="T2">Na cześć bogów, których dzięki wam udało się przebłagać,</text:span> organizuję igrzyska i was również zapraszam do udziału.</text:p>
      <text:p text:style-name="P1">(Chce się upewnić, że jest po klątwie. I upewnia się w ciągu tych dni.)</text:p>
      <text:p text:style-name="P1"/>
      <text:p text:style-name="P18">Najpierw uczta wieczorem, a rano igrzyska? &gt; Chcą go zadźgać podczas oglądania zawodów. Których? Ha!</text:p>
      <text:p text:style-name="P4">Igrzyska</text:p>
      <text:p text:style-name="P6"/>
      <text:p text:style-name="P6">OPIS</text:p>
      <text:p text:style-name="P6">Błyszczący od oliwy sportowcy i odświętnie ubrani artyści zbierają się na placu przed murami Hermione. Na tę okazję wzniesione zostają drewniane widownie, na których zasiadają arystokraci i majętniejsi obywatele.</text:p>
      <text:p text:style-name="P8">Macie okazję w ciągu dnia poznać wybitne osobistości Hermione!</text:p>
      <text:p text:style-name="P6"/>
      <text:p text:style-name="P6">- Zapasy</text:p>
      <text:p text:style-name="P6">- Rzut dyskiem</text:p>
      <text:p text:style-name="P6">- Skok w dal</text:p>
      <text:p text:style-name="P6">- Gra na cytrze</text:p>
      <text:p text:style-name="P6"/>
      <text:p text:style-name="P6">Po igrzyskach jest uczta. Kapłani zabijają dziesięć jałówek i wznoszą modlitwy do bogów, a zwłaszcza swojej opiekuńczej Hery.</text:p>
      <text:p text:style-name="P16">Później pijaństwo, orgie, przybywają kurtyzany, fletniści itd...</text:p>
      <text:p text:style-name="P6"/>
      <text:p text:style-name="P6"/>
      <text:p text:style-name="P9">Tyran Polikrates – Teraz Hermione urośnie w potęgę! Oto wznoszę jej mury warowne, niebawem zaś powiększę nasze ziemie o żyzne równiny Cirthy. Kiedy zaciągnę wojowników scytyjskich, nikt mi nie stawi oporu! Od jutra zaczynam przygotowania.</text:p>
      <text:p text:style-name="P9"/>
      <text:p text:style-name="P9">Polydamna, żona Polikratesa – <text:span text:style-name="T7">Wreszcie ktoś silny wziął sprawy w swoje ręce. Te bezsensowne walki między rodami tylko nas wyniszczały! Mąż mój zresztą ze względu na swoje walory sam został wybrany przez zwycięską partię i osadzony na tronie. Spójrzcie, czyż uczta/igrzyska nie jest wspaniała?</text:span></text:p>
      <text:p text:style-name="P9"><text:soft-page-break/></text:p>
      <text:p text:style-name="P17">2</text:p>
      <text:p text:style-name="P10"/>
      <text:p text:style-name="P10">Wieszczyk Kleon – Przepowiednie wieszczą nam chwałę i prymat nad ziemiami Argol<text:span text:style-name="T7">dów. (Może dać Kseni przepowiednię (!) czy coś wytłumaczyć. Za friko, tak świetnie się bawi no i jest wdzięczny za ratunek od klątwy :)</text:span></text:p>
      <text:p text:style-name="P11"/>
      <text:p text:style-name="P12">Jon z Pajonów – <text:span text:style-name="T6">Polikrates jest utalentowanym Panem. Pod jego rządami wreszcie Hermione się buduje, oto wznosimy mury i budujemy kanały. Na agorze panuje porządek i każdy kupiec płaci podatek od kramu, dzięki czemu skarbiec nasz nabiera potencjału i niedalekiej wartości bojowej.</text:span></text:p>
      <text:p text:style-name="P12"/>
      <text:p text:style-name="P12">Menares z Pajonów – <text:span text:style-name="T11">Nasz Pan nagradza wybitnych i pracowitych. Nie ma on nic wspólnego z syryjskimi satrapami, o których słyszało się tyle potworności. Potrzebne nam nowe ziemie, lud się mnorzy i naturalnie szuka sobie miejsca.</text:span></text:p>
      <text:p text:style-name="P11"/>
      <text:p text:style-name="P13">Antiphon z Peryntyjczyków - </text:p>
      <text:p text:style-name="P11"/>
      <text:p text:style-name="P12">Hipparinos z Peryntyjczyków – <text:span text:style-name="T5">Na cóż się cieszymy, przyjaciele? Póki mieliśmy problem wewnętrzny, cierpieli na tym pasterze. Teraz zaś szukamy nieszczęścia, zwłaszcza ściągając do naszych okolic dzikich Scytów. Wszak tyle słyszano o ich okrucieństwach. Zali po zdobyciu Cirthy nie będą mieli chrapki na nieszczęsną Hermione?</text:span></text:p>
      <text:p text:style-name="P12"/>
      <text:p text:style-name="P12">Hieron z Peryntyjczyków – <text:span text:style-name="T4">Nie wierzę w zdjęcie klątwy, na pewno dokonaliście odważnych czynów, lecz póki tyran szafuje losem swych poddanych, nie będzie dobrobytu w Hermione.</text:span></text:p>
      <text:p text:style-name="P12"/>
      <text:p text:style-name="P12">Ich żony!!! - <text:span text:style-name="T10">Mam piękny pierścień od Polikratesa! ...</text:span></text:p>
      <text:p text:style-name="P12"/>
      <text:p text:style-name="P14">Dowódca wojsk Telamon z Kalchedów – <text:span text:style-name="T8">Pan nasz jest bardzo ambitny. Mam tylko wątpliwość co do pomysłu najęcia Scytów. Powinienem oczywiście otrzymać dowództwo, jednak jak doprowadzę do porządku tę niewyćwiczoną zgraję? Lepiej już byśmy poradzili sobie własnymi siłami, niż z tymi barbarzyńcami na karku.</text:span></text:p>
      <text:p text:style-name="P14"/>
      <text:p text:style-name="P14">Pajonka Thea żona Telamona – <text:span text:style-name="T9">Mąż mój martwi się. Sądzę jednak, że niepotrzebnie boi się innej kultury, która wszak może mieć swoje wcale nie gorsze sposoby wojowania. Bliższe poznanie ludów Azji może być bardzo interesujące.</text:span></text:p>
      <text:p text:style-name="P14"/>
      <text:p text:style-name="P14"/>
      <text:p text:style-name="P14"/>
      <text:p text:style-name="P11"/>
      <text:p text:style-name="P11"/>
      <text:p text:style-name="P5">Wietrzycie spisek Peryntyjczyków</text:p>
      <text:p text:style-name="P10"/>
      <text:p text:style-name="P15">podsłuchana rozmowa?</text:p>
      <text:p text:style-name="P15">Chcą zadźgać tyrana podczas ... ? </text:p>
      <text:p text:style-name="P10"/>
      <text:p text:style-name="P10"/>
      <text:p text:style-name="P10"/>
      <text:p text:style-name="P6"/>
      <text:p text:style-name="P19">+ 2 mniejsze zad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8:56:51.190038982</meta:creation-date>
    <meta:generator>LibreOffice/5.1.6.2$Linux_X86_64 LibreOffice_project/10m0$Build-2</meta:generator>
    <dc:date>2019-05-07T21:42:56.627247447</dc:date>
    <meta:editing-duration>PT2H24M17S</meta:editing-duration>
    <meta:editing-cycles>33</meta:editing-cycles>
    <meta:document-statistic meta:table-count="0" meta:image-count="0" meta:object-count="0" meta:page-count="2" meta:paragraph-count="38" meta:word-count="601" meta:character-count="4037" meta:non-whitespace-character-count="3462"/>
  </office:meta>
</office:document-meta>
</file>